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trong_20_Emphasis">Ejercicios Estructuras de control:</text:span></text:p>
      <text:p text:style-name="P3">(while)</text:p>
      <text:p text:style-name="Text_20_body"><text:span text:style-name="T1">1.-</text:span> Crear un programa que pida al usuario su contraseña (numérica). Deberá terminar cuando introduzca como contraseña el número 4567, pero volvérsela a pedir tantas veces como sea necesario. </text:p>
      <text:p text:style-name="Text_20_body"><text:span text:style-name="T1">2.-</text:span>Crea un programa que escriba en pantalla los números del 1 al 10.</text:p>
      <text:p text:style-name="Text_20_body"><text:span text:style-name="T1">3.-</text:span>Crea un programa que escriba en pantalla los números pares del 26 al 10 (descen­diendo).</text:p>
      <text:p text:style-name="Text_20_body"><text:span text:style-name="Strong_20_Emphasis">4.-</text:span><text:span text:style-name="Strong_20_Emphasis"><text:span text:style-name="T2">Crear un programa calcule cuantas cifras tiene un número entero positivo (pista: se puede hacer dividiendo varias veces entre 10). </text:span></text:span></text:p>
      <text:p text:style-name="Text_20_body"><text:span text:style-name="Strong_20_Emphasis">(do...while)</text:span></text:p>
      <text:p text:style-name="Text_20_body"><text:span text:style-name="Strong_20_Emphasis">5.-</text:span><text:span text:style-name="Strong_20_Emphasis"><text:span text:style-name="T2">Crear un programa que pida números positivos al usuario, y vaya calculando la suma de todos ellos (terminará cuando se teclea un número negativo o cero).</text:span></text:span></text:p>
      <text:p text:style-name="Text_20_body"><text:span text:style-name="Strong_20_Emphasis"><text:span text:style-name="T1">6.-</text:span></text:span><text:span text:style-name="Strong_20_Emphasis"><text:span text:style-name="T2">Crea un programa que escriba en pantalla los números del 1 al 10, usando "do..while".</text:span></text:span></text:p>
      <text:p text:style-name="Text_20_body"><text:span text:style-name="Strong_20_Emphasis"><text:span text:style-name="T1">7.-</text:span></text:span><text:span text:style-name="Strong_20_Emphasis"><text:span text:style-name="T2">Crea un programa que escriba en pantalla los números pares del 26 al 10 (descen­diendo), usando "do..while".</text:span></text:span></text:p>
      <text:p text:style-name="Text_20_body"><text:span text:style-name="Strong_20_Emphasis"><text:span text:style-name="T1">8.- </text:span></text:span><text:span text:style-name="Strong_20_Emphasis"><text:span text:style-name="T2">Crea un programa que pida al usuario su código de usuario (un número entero) y su contraseña numérica (otro número entero), y no le permita seguir hasta que introduzca como código 1024 y como contraseña 4567.</text:span></text:span></text:p>
      <text:p text:style-name="Text_20_body"><text:span text:style-name="Strong_20_Emphasis"><text:span text:style-name="T2"/></text:span></text:p>
      <text:p text:style-name="Text_20_body"><text:span text:style-name="Strong_20_Emphasis"><text:span text:style-name="T1">(for)</text:span></text:span></text:p>
      <text:p text:style-name="Text_20_body"><text:span text:style-name="Strong_20_Emphasis"><text:span text:style-name="T1">9.-</text:span></text:span><text:span text:style-name="Strong_20_Emphasis"><text:span text:style-name="T2">Crear un programa que muestre los números del 15 al 5, descendiendo (pista: en cada pasada habrá que descontar 1, por ejemplo haciendo i--). </text:span></text:span></text:p>
      <text:p text:style-name="Text_20_body"><text:span text:style-name="Strong_20_Emphasis"><text:span text:style-name="T1">10.-</text:span></text:span>Crear un programa que muestre los primeros ocho números pares (pista: en cada pasada habrá que aumentar de 2 en 2, o bien mostrar el doble del valor que hace de contador). </text:p>
      <text:p text:style-name="Text_20_body"/>
      <text:p text:style-name="P1"><text:span text:style-name="T1">11.- </text:span>Crea un programa que muestre por pantalla los número del 1 al 50 y que sean múltiplos de 3.</text:p>
      <text:p text:style-name="P1"><text:span text:style-name="T1">12.-</text:span> Crea un programa que muestre por pantalla las letras de la Z(Maýuscula) hasta la A(mayúscula) de manera descendiente.</text:p>
      <text:p text:style-name="P1"><text:span text:style-name="T1">13.-</text:span> Crea un programa que muestre por pantalla la tabla de multiplicar del 6.</text:p>
      <text:p text:style-name="P1"/>
      <text:p text:style-name="P1">6 * 1 = 6</text:p>
      <text:p text:style-name="P1">6 * 2 = 12</text:p>
      <text:p text:style-name="P1">.</text:p>
      <text:p text:style-name="P1">.</text:p>
      <text:p text:style-name="P1">.</text:p>
      <text:p text:style-name="P1">6*10 = 60</text:p>
      <text:p text:style-name="Text_20_body"/>
      <text:p text:style-name="Text_20_body"/>
      <text:p text:style-name="Text_20_body"><text:soft-page-break/><text:span text:style-name="T1"/></text:p>
      <text:p text:style-name="Text_20_body"><text:span text:style-name="T1">Ejercicios Clases.</text:span></text:p>
      <text:p text:style-name="Text_20_body"><text:span text:style-name="T1">1.</text:span>-Define una clase Rueda considerando los siguientes <text:span text:style-name="Strong_20_Emphasis">atributos de clase</text:span>: </text:p>
      <text:p text:style-name="Text_20_body">tipo (String), </text:p>
      <text:p text:style-name="Text_20_body">grosor (double), </text:p>
      <text:p text:style-name="Text_20_body">diametro (double), </text:p>
      <text:p text:style-name="Text_20_body">marca (String). </text:p>
      <text:p text:style-name="Text_20_body">Define un constructor asignando unos valores de defecto a los atributos y los métodos get <text:s/>y set para poder establecer y obtener los valores de los atributos. </text:p>
      <text:p text:style-name="Text_20_body">Crea un método denominado <text:span text:style-name="T1">estudiarDimensiones</text:span> donde a través de condicionales if realices las siguientes comprobaciones:</text:p>
      <text:p text:style-name="P1">a) Si el diámetro es superior a 1.4 debe mostrarse por consola el mensaje “La rueda es para un vehículo grande”. Si es <text:span text:style-name="Strong_20_Emphasis">menor o igual</text:span> a 1.4 pero mayor que 0.8 debe mostrarse por consola el mensaje “La rueda es para un vehículo mediano”. Si no se cumplen ninguna de las condiciones anteriores debe mostrarse por pantalla el mensaje “La rueda es para un vehículo pequeño”.</text:p>
      <text:p text:style-name="P1">b) Si el diámetro es superior a 1.4 con un grosor inferior a 0.4, ó si el diámetro es menor o igual a 1.4 pero mayor que 0.8, con un grosor inferior a 0.25, deberá mostrarse por consola el mensaje “El grosor para esta rueda es inferior al recomendado”.</text:p>
      <text:p text:style-name="P1"/>
      <text:p text:style-name="P1"><text:span text:style-name="T1">2.</text:span>- Crea una clase Calculadora de tal manera que tenga las siguientes operaciones:</text:p>
      <text:p text:style-name="P1"/>
      <text:p text:style-name="P1"><text:tab/>a)Sumatorio de un número</text:p>
      <text:p text:style-name="P1"><text:tab/>b)Factorial de un número.</text:p>
      <text:p text:style-name="P1"><text:tab/>c)Contador de dígitos de un número</text:p>
      <text:p text:style-name="P1"><text:tab/>d)Divisores de un número</text:p>
      <text:p text:style-name="P1"/>
      <text:p text:style-name="P1"/>
      <text:p text:style-name="P1"/>
      <text:p text:style-name="P1"/>
      <text:p text:style-name="P1"/>
      <text:p text:style-name="P1"/>
      <text:p text:style-name="P1"/>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drid </meta:initial-creator>
    <meta:creation-date>2017-10-18T16:22:13</meta:creation-date>
    <dc:date>2017-10-18T16:54:30.63</dc:date>
    <meta:editing-duration>PT25M32S</meta:editing-duration>
    <meta:editing-cycles>4</meta:editing-cycles>
    <meta:generator>OpenOffice/4.1.1$Win32 OpenOffice.org_project/411m6$Build-9775</meta:generator>
    <meta:document-statistic meta:table-count="0" meta:image-count="0" meta:object-count="0" meta:page-count="2" meta:paragraph-count="38" meta:word-count="514" meta:character-count="3007"/>
  </office:meta>
</office:document-meta>
</file>